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T1" style:family="text">
      <style:text-properties style:use-window-font-color="true" style:font-name="Courier" fo:font-size="13pt" style:font-name-asian="Courier" style:font-size-asian="13pt" style:font-name-complex="Courier" style:font-size-complex="13pt"/>
    </style:style>
    <style:style style:name="T2" style:family="text">
      <style:text-properties fo:color="#ffffff" style:font-name="Courier" fo:font-size="13pt" style:font-name-asian="Courier" style:font-size-asian="13pt" style:font-name-complex="Courier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994 01</text:span><text:span text:style-name="T2"> </text:span><text:span text:style-name="T1">261919</text:span></text:p>
      <text:p text:style-name="P1"><text:span text:style-name="T1"><text:s/>1994 02</text:span><text:span text:style-name="T2"> </text:span><text:span text:style-name="T1">262123</text:span></text:p>
      <text:p text:style-name="P1"><text:span text:style-name="T1"><text:s/>1994 03</text:span><text:span text:style-name="T2"> </text:span><text:span text:style-name="T1">262352</text:span></text:p>
      <text:p text:style-name="P1"><text:span text:style-name="T1"><text:s/>1994 04</text:span><text:span text:style-name="T2"> </text:span><text:span text:style-name="T1">262631</text:span></text:p>
      <text:p text:style-name="P1"><text:span text:style-name="T1"><text:s/>1994 05</text:span><text:span text:style-name="T2"> </text:span><text:span text:style-name="T1">262877·</text:span></text:p>
      <text:p text:style-name="P1"><text:span text:style-name="T1"><text:s/>1994 06</text:span><text:span text:style-name="T2"> </text:span><text:span text:style-name="T1">263152.</text:span></text:p>
      <text:p text:style-name="P1"><text:span text:style-name="T1"><text:s/>1994 07</text:span><text:span text:style-name="T2"> 5</text:span><text:span text:style-name="T1">263436·</text:span></text:p>
      <text:p text:style-name="P1"><text:span text:style-name="T1"><text:s/>1994 08</text:span><text:span text:style-name="T2"> 97</text:span><text:span text:style-name="T1">263724·</text:span></text:p>
      <text:p text:style-name="P1"><text:span text:style-name="T1"><text:s/>1994 09</text:span><text:span text:style-name="T2"> 31</text:span><text:span text:style-name="T1">264017.</text:span></text:p>
      <text:p text:style-name="P1"><text:span text:style-name="T1"><text:s/>1994 10</text:span><text:span text:style-name="T2"> 7</text:span><text:span text:style-name="T1">264301.</text:span></text:p>
      <text:p text:style-name="P1"><text:span text:style-name="T1"><text:s/>1994 11</text:span><text:span text:style-name="T2"> 47</text:span><text:span text:style-name="T1">264559·</text:span></text:p>
      <text:p text:style-name="P1"><text:span text:style-name="T1"><text:s/>1994 12</text:span><text:span text:style-name="T2"> 29</text:span><text:span text:style-name="T1">264804.</text:span></text:p>
      <text:p text:style-name="P1"><text:span text:style-name="T1"><text:s/>1995 01 </text:span><text:span text:style-name="T2"><text:s/>53</text:span><text:span text:style-name="T1">265044·</text:span></text:p>
      <text:p text:style-name="P1"><text:span text:style-name="T1"><text:s/>1995 02 </text:span><text:span text:style-name="T2"><text:s/>33</text:span><text:span text:style-name="T1">265270·</text:span></text:p>
      <text:p text:style-name="P1"><text:span text:style-name="T1"><text:s/>1995 03 </text:span><text:span text:style-name="T2"><text:s/>6</text:span><text:span text:style-name="T1">265495.</text:span></text:p>
      <text:p text:style-name="P1"><text:span text:style-name="T1"><text:s/>1995 04 </text:span><text:span text:style-name="T2"><text:s/>76</text:span><text:span text:style-name="T1">265755.</text:span></text:p>
      <text:p text:style-name="P1"><text:span text:style-name="T1"><text:s/>1995 05 </text:span><text:span text:style-name="T2"><text:s/>72</text:span><text:span text:style-name="T1">265998·</text:span></text:p>
      <text:p text:style-name="P1"><text:span text:style-name="T1"><text:s/>1995 06 </text:span><text:span text:style-name="T2"><text:s/>45</text:span><text:span text:style-name="T1">266270·</text:span></text:p>
      <text:p text:style-name="P1"><text:span text:style-name="T1"><text:s/>1995 07 </text:span><text:span text:style-name="T2"><text:s/>74</text:span><text:span text:style-name="T1">266557.</text:span></text:p>
      <text:p text:style-name="P1"><text:span text:style-name="T1"><text:s/>1995 08 </text:span><text:span text:style-name="T2"><text:s/>11</text:span><text:span text:style-name="T1">266843·</text:span></text:p>
      <text:p text:style-name="P1"><text:span text:style-name="T1"><text:s/>1995 09 </text:span><text:span text:style-name="T2"><text:s/>42</text:span><text:span text:style-name="T1">267152.</text:span></text:p>
      <text:p text:style-name="P1"><text:span text:style-name="T1"><text:s/>1995 10 </text:span><text:span text:style-name="T2"><text:s/>78</text:span><text:span text:style-name="T1">267456.</text:span></text:p>
      <text:p text:style-name="P1"><text:span text:style-name="T1"><text:s/>1995 11 </text:span><text:span text:style-name="T2"><text:s/>66</text:span><text:span text:style-name="T1">267715.</text:span></text:p>
      <text:p text:style-name="P1"><text:span text:style-name="T1"><text:s/>1995 12 </text:span><text:span text:style-name="T2"><text:s/>32</text:span><text:span text:style-name="T1">267943·</text:span></text:p>
      <text:p text:style-name="P1"><text:span text:style-name="T1"><text:s/>1996 01</text:span><text:span text:style-name="T2"> 41</text:span><text:span text:style-name="T1">268151·</text:span></text:p>
      <text:p text:style-name="P1"><text:span text:style-name="T1"><text:s/>1996 02</text:span><text:span text:style-name="T2"> 92</text:span><text:span text:style-name="T1">268364·</text:span></text:p>
      <text:p text:style-name="P1"><text:span text:style-name="T1"><text:s/>1996 03</text:span><text:span text:style-name="T2"> 23</text:span><text:span text:style-name="T1">268595·</text:span></text:p>
      <text:p text:style-name="P1"><text:span text:style-name="T1"><text:s/>1996 04</text:span><text:span text:style-name="T2"> 60</text:span><text:span text:style-name="T1">268853·</text:span></text:p>
      <text:p text:style-name="P1"><text:span text:style-name="T1"><text:s/>1996 05</text:span><text:span text:style-name="T2"> 73</text:span><text:span text:style-name="T1">269108.</text:span></text:p>
      <text:p text:style-name="P1"><text:span text:style-name="T1"><text:s/>1996 06</text:span><text:span text:style-name="T2"> 71</text:span><text:span text:style-name="T1">269386.</text:span></text:p>
      <text:p text:style-name="P1"><text:span text:style-name="T1"><text:s/>1996 07</text:span><text:span text:style-name="T2"> 11</text:span><text:span text:style-name="T1">269667·</text:span></text:p>
      <text:p text:style-name="P1"><text:span text:style-name="T1"><text:s/>1996 08</text:span><text:span text:style-name="T2"> 42</text:span><text:span text:style-name="T1">269976·</text:span></text:p>
      <text:p text:style-name="P1"><text:span text:style-name="T1"><text:s/>1996 09</text:span><text:span text:style-name="T2"> 66</text:span><text:span text:style-name="T1">270284.</text:span></text:p>
      <text:p text:style-name="P1"><text:span text:style-name="T1"><text:s/>1996 10</text:span><text:span text:style-name="T2"> 25</text:span><text:span text:style-name="T1">270581.</text:span></text:p>
      <text:p text:style-name="P1"><text:span text:style-name="T1"><text:s/>1996 11</text:span><text:span text:style-name="T2"> 22</text:span><text:span text:style-name="T1">270878·</text:span></text:p>
      <text:p text:style-name="P1"><text:span text:style-name="T1"><text:s/>1996 12</text:span><text:span text:style-name="T2"> 52</text:span><text:span text:style-name="T1">271125·</text:span></text:p>
      <text:p text:style-name="P1"><text:span text:style-name="T1"><text:s/>1997 01 </text:span><text:span text:style-name="T2"><text:s/>73</text:span><text:span text:style-name="T1">271360.</text:span></text:p>
      <text:p text:style-name="P1"><text:span text:style-name="T1"><text:s/>1997 02 </text:span><text:span text:style-name="T2"><text:s/>90</text:span><text:span text:style-name="T1">271585·</text:span></text:p>
      <text:p text:style-name="P1"><text:span text:style-name="T1"><text:s/>1997 03 </text:span><text:span text:style-name="T2"><text:s/>71</text:span><text:span text:style-name="T1">271821.</text:span></text:p>
      <text:p text:style-name="P1"><text:span text:style-name="T1"><text:s/>1997 04 </text:span><text:span text:style-name="T2"><text:s/>86</text:span><text:span text:style-name="T1">272083·</text:span></text:p>
      <text:p text:style-name="P1"><text:span text:style-name="T1"><text:s/>1997 05 </text:span><text:span text:style-name="T2"><text:s/>73</text:span><text:span text:style-name="T1">272342.</text:span></text:p>
      <text:p text:style-name="P1"><text:span text:style-name="T1"><text:s/>1997 06 </text:span><text:span text:style-name="T2"><text:s/>24</text:span><text:span text:style-name="T1">272622.</text:span></text:p>
      <text:p text:style-name="P1"><text:span text:style-name="T1"><text:s/>1997 07 </text:span><text:span text:style-name="T2"><text:s/>99</text:span><text:span text:style-name="T1">272912·</text:span></text:p>
      <text:p text:style-name="P1"><text:span text:style-name="T1"><text:s/>1997 08 </text:span><text:span text:style-name="T2"><text:s/>67</text:span><text:span text:style-name="T1">273237·</text:span></text:p>
      <text:p text:style-name="P1"><text:span text:style-name="T1"><text:s/>1997 09 </text:span><text:span text:style-name="T2"><text:s/>71</text:span><text:span text:style-name="T1">273553.</text:span></text:p>
      <text:p text:style-name="P1"><text:span text:style-name="T1"><text:s/>1997 10 </text:span><text:span text:style-name="T2"><text:s/>13</text:span><text:span text:style-name="T1">273852.</text:span></text:p>
      <text:p text:style-name="P1"><text:span text:style-name="T1"><text:s/>1997 11 </text:span><text:span text:style-name="T2"><text:s/>72</text:span><text:span text:style-name="T1">274126·</text:span></text:p>
      <text:p text:style-name="P1"><text:span text:style-name="T1"><text:s/>1997 12 </text:span><text:span text:style-name="T2"><text:s/>41</text:span><text:span text:style-name="T1">274372.</text:span></text:p>
      <text:p text:style-name="P1"><text:span text:style-name="T1"><text:s/>1998 01</text:span><text:span text:style-name="T2"> 93</text:span><text:span text:style-name="T1">274626·</text:span></text:p>
      <text:p text:style-name="P1"><text:span text:style-name="T1"><text:s/>1998 02</text:span><text:span text:style-name="T2"> 66</text:span><text:span text:style-name="T1">274838.</text:span></text:p>
      <text:p text:style-name="P1"><text:span text:style-name="T1"><text:s/>1998 03</text:span><text:span text:style-name="T2"> 82</text:span><text:span text:style-name="T1">275047.</text:span></text:p>
      <text:p text:style-name="P1"><text:span text:style-name="T1"><text:s/>1998 04</text:span><text:span text:style-name="T2"> 82</text:span><text:span text:style-name="T1">275304.</text:span></text:p>
      <text:p text:style-name="P1"><text:span text:style-name="T1"><text:s/>1998 05</text:span><text:span text:style-name="T2"> 94</text:span><text:span text:style-name="T1">275564·</text:span></text:p>
      <text:p text:style-name="P1"><text:span text:style-name="T1"><text:s/>1998 06</text:span><text:span text:style-name="T2"> 18</text:span><text:span text:style-name="T1">275836·</text:span></text:p>
      <text:p text:style-name="P1"><text:span text:style-name="T1"><text:s/>1998 07</text:span><text:span text:style-name="T2"> 44</text:span><text:span text:style-name="T1">276115·</text:span></text:p>
      <text:p text:style-name="P1"><text:span text:style-name="T1"><text:s/>1998 08</text:span><text:span text:style-name="T2"> 86</text:span><text:span text:style-name="T1">276418·</text:span></text:p>
      <text:p text:style-name="P1"><text:soft-page-break/><text:span text:style-name="T1"><text:s/>1998 09</text:span><text:span text:style-name="T2"> 52</text:span><text:span text:style-name="T1">276714.</text:span></text:p>
      <text:p text:style-name="P1"><text:span text:style-name="T1"><text:s/>1998 10</text:span><text:span text:style-name="T2"> 29</text:span><text:span text:style-name="T1">277003·</text:span></text:p>
      <text:p text:style-name="P1"><text:span text:style-name="T1"><text:s/>1998 11</text:span><text:span text:style-name="T2"> 99</text:span><text:span text:style-name="T1">277277.</text:span></text:p>
      <text:p text:style-name="P1"><text:span text:style-name="T1"><text:s/>1998 12</text:span><text:span text:style-name="T2"> 75</text:span><text:span text:style-name="T1">277526.</text:span></text:p>
      <text:p text:style-name="P1"><text:span text:style-name="T1"><text:s/>1999 01 </text:span><text:span text:style-name="T2"><text:s/>71</text:span><text:span text:style-name="T1">277790·</text:span></text:p>
      <text:p text:style-name="P1"><text:span text:style-name="T1"><text:s/>1999 02 </text:span><text:span text:style-name="T2"><text:s/>84</text:span><text:span text:style-name="T1">277992.</text:span></text:p>
      <text:p text:style-name="P1"><text:span text:style-name="T1"><text:s/>1999 03 </text:span><text:span text:style-name="T2"><text:s/>14</text:span><text:span text:style-name="T1">278198.</text:span></text:p>
      <text:p text:style-name="P1"><text:span text:style-name="T1"><text:s/>1999 04 </text:span><text:span text:style-name="T2"><text:s/>98</text:span><text:span text:style-name="T1">278451.</text:span></text:p>
      <text:p text:style-name="P1"><text:span text:style-name="T1"><text:s/>1999 05 </text:span><text:span text:style-name="T2"><text:s/>79</text:span><text:span text:style-name="T1">278717.</text:span></text:p>
      <text:p text:style-name="P1"><text:span text:style-name="T1"><text:s/>1999 06 </text:span><text:span text:style-name="T2"><text:s/>92</text:span><text:span text:style-name="T1">279001·</text:span></text:p>
      <text:p text:style-name="P1"><text:span text:style-name="T1"><text:s/>1999 07 </text:span><text:span text:style-name="T2"><text:s/>79</text:span><text:span text:style-name="T1">279295.</text:span></text:p>
      <text:p text:style-name="P1"><text:span text:style-name="T1"><text:s/>1999 08 </text:span><text:span text:style-name="T2"><text:s/>26</text:span><text:span text:style-name="T1">279602·</text:span></text:p>
      <text:p text:style-name="P1"><text:span text:style-name="T1"><text:s/>1999 09 </text:span><text:span text:style-name="T2"><text:s/>30</text:span><text:span text:style-name="T1">279903.</text:span></text:p>
      <text:p text:style-name="P1"><text:span text:style-name="T1"><text:s/>1999 10 </text:span><text:span text:style-name="T2"><text:s/>89</text:span><text:span text:style-name="T1">280203.</text:span></text:p>
      <text:p text:style-name="P1"><text:span text:style-name="T1"><text:s/>1999 11 </text:span><text:span text:style-name="T2"><text:s/>10</text:span><text:span text:style-name="T1">280471·</text:span></text:p>
      <text:p text:style-name="P1"><text:span text:style-name="T1"><text:s/>1999 12 </text:span><text:span text:style-name="T2"><text:s/>56</text:span><text:span text:style-name="T1">280716.</text:span></text:p>
      <text:p text:style-name="P1"><text:span text:style-name="T1"><text:s/>2000 01</text:span><text:span text:style-name="T2"> 2</text:span><text:span text:style-name="T1">280976.</text:span></text:p>
      <text:p text:style-name="P1"><text:span text:style-name="T1"><text:s/>2000 02</text:span><text:span text:style-name="T2"> 33</text:span><text:span text:style-name="T1">281190.</text:span></text:p>
      <text:p text:style-name="P1"><text:span text:style-name="T1"><text:s/>2000 03</text:span><text:span text:style-name="T2"> 49</text:span><text:span text:style-name="T1">281409.</text:span></text:p>
      <text:p text:style-name="P1"><text:span text:style-name="T1"><text:s/>2000 04</text:span><text:span text:style-name="T2"> 10</text:span><text:span text:style-name="T1">281653·</text:span></text:p>
      <text:p text:style-name="P1"><text:span text:style-name="T1"><text:s/>2000 05</text:span><text:span text:style-name="T2"> 99</text:span><text:span text:style-name="T1">281877·</text:span></text:p>
      <text:p text:style-name="P1"><text:span text:style-name="T1"><text:s/>2000 06</text:span><text:span text:style-name="T2"> 10</text:span><text:span text:style-name="T1">282126·</text:span></text:p>
      <text:p text:style-name="P1"><text:span text:style-name="T1"><text:s/>2000 07</text:span><text:span text:style-name="T2"> 61</text:span><text:span text:style-name="T1">282385·</text:span></text:p>
      <text:p text:style-name="P1"><text:span text:style-name="T1"><text:s/>2000 08</text:span><text:span text:style-name="T2"> 37</text:span><text:span text:style-name="T1">282649.</text:span></text:p>
      <text:p text:style-name="P1"><text:span text:style-name="T1"><text:s/>2000 09</text:span><text:span text:style-name="T2"> 50</text:span><text:span text:style-name="T1">282925·</text:span></text:p>
      <text:p text:style-name="P1"><text:span text:style-name="T1"><text:s/>2000 10</text:span><text:span text:style-name="T2"> 29</text:span><text:span text:style-name="T1">283190·</text:span></text:p>
      <text:p text:style-name="P1"><text:span text:style-name="T1"><text:s/>2000 11</text:span><text:span text:style-name="T2"> 38</text:span><text:span text:style-name="T1">283439·</text:span></text:p>
      <text:p text:style-name="P1"><text:span text:style-name="T1"><text:s/>2000 12</text:span><text:span text:style-name="T2"> 8</text:span><text:span text:style-name="T1">283678·</text:span></text:p>
      <text:p text:style-name="P1"><text:span text:style-name="T1"><text:s/>2001 01 </text:span><text:span text:style-name="T2"><text:s/>7</text:span><text:span text:style-name="T1">283900.</text:span></text:p>
      <text:p text:style-name="P1"><text:span text:style-name="T1"><text:s/>2001 02 </text:span><text:span text:style-name="T2"><text:s/>26</text:span><text:span text:style-name="T1">284113.</text:span></text:p>
      <text:p text:style-name="P1"><text:span text:style-name="T1"><text:s/>2001 03 </text:span><text:span text:style-name="T2"><text:s/>95</text:span><text:span text:style-name="T1">284322·</text:span></text:p>
      <text:p text:style-name="P1"><text:span text:style-name="T1"><text:s/>2001 04 </text:span><text:span text:style-name="T2"><text:s/>20</text:span><text:span text:style-name="T1">284550·</text:span></text:p>
      <text:p text:style-name="P1"><text:span text:style-name="T1"><text:s/>2001 05 </text:span><text:span text:style-name="T2"><text:s/>49</text:span><text:span text:style-name="T1">284775·</text:span></text:p>
      <text:p text:style-name="P1"><text:span text:style-name="T1"><text:s/>2001 06 </text:span><text:span text:style-name="T2"><text:s/>60</text:span><text:span text:style-name="T1">285023.</text:span></text:p>
      <text:p text:style-name="P1"><text:span text:style-name="T1"><text:s/>2001 07 </text:span><text:span text:style-name="T2"><text:s/>74</text:span><text:span text:style-name="T1">285267·</text:span></text:p>
      <text:p text:style-name="P1"><text:span text:style-name="T1"><text:s/>2001 08 </text:span><text:span text:style-name="T2"><text:s/>96</text:span><text:span text:style-name="T1">285526.</text:span></text:p>
      <text:p text:style-name="P1"><text:span text:style-name="T1"><text:s/>2001 09 </text:span><text:span text:style-name="T2"><text:s/>80</text:span><text:span text:style-name="T1">285795.</text:span></text:p>
      <text:p text:style-name="P1"><text:span text:style-name="T1"><text:s/>2001 10 </text:span><text:span text:style-name="T2"><text:s/>15</text:span><text:span text:style-name="T1">286047·</text:span></text:p>
      <text:p text:style-name="P1"><text:span text:style-name="T1"><text:s/>2001 11 </text:span><text:span text:style-name="T2"><text:s/>40</text:span><text:span text:style-name="T1">286288·</text:span></text:p>
      <text:p text:style-name="P1"><text:span text:style-name="T1"><text:s/>2001 12 </text:span><text:span text:style-name="T2"><text:s/>84</text:span><text:span text:style-name="T1">286513.</text:span></text:p>
      <text:p text:style-name="P1"><text:span text:style-name="T1"><text:s/>2002 01</text:span><text:span text:style-name="T2"> 29</text:span><text:span text:style-name="T1">286728·</text:span></text:p>
      <text:p text:style-name="P1"><text:span text:style-name="T1"><text:s/>2002 02</text:span><text:span text:style-name="T2"> 2</text:span><text:span text:style-name="T1">286931·</text:span></text:p>
      <text:p text:style-name="P1"><text:span text:style-name="T1"><text:s/>2002 03</text:span><text:span text:style-name="T2"> 84</text:span><text:span text:style-name="T1">287125.</text:span></text:p>
      <text:p text:style-name="P1"><text:span text:style-name="T1"><text:s/>2002 04</text:span><text:span text:style-name="T2"> 54</text:span><text:span text:style-name="T1">287328·</text:span></text:p>
      <text:p text:style-name="P1"><text:span text:style-name="T1"><text:s/>2002 05</text:span><text:span text:style-name="T2"> 49</text:span><text:span text:style-name="T1">287552·</text:span></text:p>
      <text:p text:style-name="P1"><text:span text:style-name="T1"><text:s/>2002 06</text:span><text:span text:style-name="T2"> 55</text:span><text:span text:style-name="T1">287789·</text:span></text:p>
      <text:p text:style-name="P1"><text:span text:style-name="T1"><text:s/>2002 07</text:span><text:span text:style-name="T2"> 23</text:span><text:span text:style-name="T1">288028.</text:span></text:p>
      <text:p text:style-name="P1"><text:span text:style-name="T1"><text:s/>2002 08</text:span><text:span text:style-name="T2"> 5</text:span><text:span text:style-name="T1">288279·</text:span></text:p>
      <text:p text:style-name="P1"><text:span text:style-name="T1"><text:s/>2002 09</text:span><text:span text:style-name="T2"> 18</text:span><text:span text:style-name="T1">288535·</text:span></text:p>
      <text:p text:style-name="P1"><text:span text:style-name="T1"><text:s/>2002 10</text:span><text:span text:style-name="T2"> 35</text:span><text:span text:style-name="T1">288783.</text:span></text:p>
      <text:p text:style-name="P1"><text:span text:style-name="T1"><text:s/>2002 11</text:span><text:span text:style-name="T2"> 98</text:span><text:span text:style-name="T1">289016.</text:span></text:p>
      <text:p text:style-name="P1"><text:span text:style-name="T1"><text:s/>2002 12</text:span><text:span text:style-name="T2"> 59</text:span><text:span text:style-name="T1">289220.</text:span></text:p>
      <text:p text:style-name="P1"><text:span text:style-name="T1"><text:s/>2003 01 </text:span><text:span text:style-name="T2"><text:s/>39</text:span><text:span text:style-name="T1">289421.</text:span></text:p>
      <text:p text:style-name="P1"><text:span text:style-name="T1"><text:s/>2003 02 </text:span><text:span text:style-name="T2"><text:s/>25</text:span><text:span text:style-name="T1">289614.</text:span></text:p>
      <text:p text:style-name="P1"><text:span text:style-name="T1"><text:s/>2003 03 </text:span><text:span text:style-name="T2"><text:s/>74</text:span><text:span text:style-name="T1">289808·</text:span></text:p>
      <text:p text:style-name="P1"><text:span text:style-name="T1"><text:s/>2003 04 </text:span><text:span text:style-name="T2"><text:s/>63</text:span><text:span text:style-name="T1">290019.</text:span></text:p>
      <text:p text:style-name="P1"><text:soft-page-break/><text:span text:style-name="T1"><text:s/>2003 05 </text:span><text:span text:style-name="T2"><text:s/>43</text:span><text:span text:style-name="T1">290237·</text:span></text:p>
      <text:p text:style-name="P1"><text:span text:style-name="T1"><text:s/>2003 06 </text:span><text:span text:style-name="T2"><text:s/>35</text:span><text:span text:style-name="T1">290471.</text:span></text:p>
      <text:p text:style-name="P1"><text:span text:style-name="T1"><text:s/>2003 07 </text:span><text:span text:style-name="T2"><text:s/>43</text:span><text:span text:style-name="T1">290704·</text:span></text:p>
      <text:p text:style-name="P1"><text:span text:style-name="T1"><text:s/>2003 08 </text:span><text:span text:style-name="T2"><text:s/>89</text:span><text:span text:style-name="T1">290953·</text:span></text:p>
      <text:p text:style-name="P1"><text:span text:style-name="T1"><text:s/>2003 09 </text:span><text:span text:style-name="T2"><text:s/>81</text:span><text:span text:style-name="T1">291199·</text:span></text:p>
      <text:p text:style-name="P1"><text:span text:style-name="T1"><text:s/>2003 10 </text:span><text:span text:style-name="T2"><text:s/>1</text:span><text:span text:style-name="T1">291449·</text:span></text:p>
      <text:p text:style-name="P1"><text:span text:style-name="T1"><text:s/>2003 11 </text:span><text:span text:style-name="T2"><text:s/>20</text:span><text:span text:style-name="T1">291679·</text:span></text:p>
      <text:p text:style-name="P1"><text:span text:style-name="T1"><text:s/>2003 12 </text:span><text:span text:style-name="T2"><text:s/>35</text:span><text:span text:style-name="T1">291877.</text:span></text:p>
      <text:p text:style-name="P1"><text:span text:style-name="T1"><text:s/>2004 01</text:span><text:span text:style-name="T2"> 33</text:span><text:span text:style-name="T1">292057·</text:span></text:p>
      <text:p text:style-name="P1"><text:span text:style-name="T1"><text:s/>2004 02</text:span><text:span text:style-name="T2"> 83</text:span><text:span text:style-name="T1">292230·</text:span></text:p>
      <text:p text:style-name="P1"><text:span text:style-name="T1"><text:s/>2004 03</text:span><text:span text:style-name="T2"> 47</text:span><text:span text:style-name="T1">292420.</text:span></text:p>
      <text:p text:style-name="P1"><text:span text:style-name="T1"><text:s/>2004 04</text:span><text:span text:style-name="T2"> 22</text:span><text:span text:style-name="T1">292635.</text:span></text:p>
      <text:p text:style-name="P1"><text:span text:style-name="T1"><text:s/>2004 05</text:span><text:span text:style-name="T2"> 1</text:span><text:span text:style-name="T1">292850·</text:span></text:p>
      <text:p text:style-name="P1"><text:span text:style-name="T1"><text:s/>2004 06</text:span><text:span text:style-name="T2"> 64</text:span><text:span text:style-name="T1">293072·</text:span></text:p>
      <text:p text:style-name="P1"><text:span text:style-name="T1"><text:s/>2004 07</text:span><text:span text:style-name="T2"> 90</text:span><text:span text:style-name="T1">293310.</text:span></text:p>
      <text:p text:style-name="P1"><text:span text:style-name="T1"><text:s/>2004 08</text:span><text:span text:style-name="T2"> 99</text:span><text:span text:style-name="T1">293562·</text:span></text:p>
      <text:p text:style-name="P1"><text:span text:style-name="T1"><text:s/>2004 09</text:span><text:span text:style-name="T2"> 15</text:span><text:span text:style-name="T1">293811·</text:span></text:p>
      <text:p text:style-name="P1"><text:span text:style-name="T1"><text:s/>2004 10</text:span><text:span text:style-name="T2"> 54</text:span><text:span text:style-name="T1">294066·</text:span></text:p>
      <text:p text:style-name="P1"><text:span text:style-name="T1"><text:s/>2004 11</text:span><text:span text:style-name="T2"> 39</text:span><text:span text:style-name="T1">294300.</text:span></text:p>
      <text:p text:style-name="P1"><text:span text:style-name="T1"><text:s/>2004 12</text:span><text:span text:style-name="T2"> 37</text:span><text:span text:style-name="T1">294524·</text:span></text:p>
      <text:p text:style-name="P1"><text:span text:style-name="T1"><text:s/>2005 01 </text:span><text:span text:style-name="T2"><text:s/>29</text:span><text:span text:style-name="T1">294741·</text:span></text:p>
      <text:p text:style-name="P1"><text:span text:style-name="T1"><text:s/>2005 02 </text:span><text:span text:style-name="T2"><text:s/>89</text:span><text:span text:style-name="T1">294928·</text:span></text:p>
      <text:p text:style-name="P1"><text:span text:style-name="T1"><text:s/>2005 03 </text:span><text:span text:style-name="T2"><text:s/>11</text:span><text:span text:style-name="T1">295107·</text:span></text:p>
      <text:p text:style-name="P1"><text:span text:style-name="T1"><text:s/>2005 04 </text:span><text:span text:style-name="T2"><text:s/>34</text:span><text:span text:style-name="T1">295308.</text:span></text:p>
      <text:p text:style-name="P1"><text:span text:style-name="T1"><text:s/>2005 05 </text:span><text:span text:style-name="T2"><text:s/>19</text:span><text:span text:style-name="T1">295518·</text:span></text:p>
      <text:p text:style-name="P1"><text:span text:style-name="T1"><text:s/>2005 06 </text:span><text:span text:style-name="T2"><text:s/>29</text:span><text:span text:style-name="T1">295747·</text:span></text:p>
      <text:p text:style-name="P1"><text:span text:style-name="T1"><text:s/>2005 07 </text:span><text:span text:style-name="T2"><text:s/>46</text:span><text:span text:style-name="T1">295994·</text:span></text:p>
      <text:p text:style-name="P1"><text:span text:style-name="T1"><text:s/>2005 08 </text:span><text:span text:style-name="T2"><text:s/>12</text:span><text:span text:style-name="T1">296244·</text:span></text:p>
      <text:p text:style-name="P1"><text:span text:style-name="T1"><text:s/>2005 09 </text:span><text:span text:style-name="T2"><text:s/>91</text:span><text:span text:style-name="T1">296508.</text:span></text:p>
      <text:p text:style-name="P1"><text:span text:style-name="T1"><text:s/>2005 10 </text:span><text:span text:style-name="T2"><text:s/>57</text:span><text:span text:style-name="T1">296770·</text:span></text:p>
      <text:p text:style-name="P1"><text:span text:style-name="T1"><text:s/>2005 11 </text:span><text:span text:style-name="T2"><text:s/>11</text:span><text:span text:style-name="T1">297001.</text:span></text:p>
      <text:p text:style-name="P1"><text:span text:style-name="T1"><text:s/>2005 12 </text:span><text:span text:style-name="T2"><text:s/>18</text:span><text:span text:style-name="T1">297223.</text:span></text:p>
      <text:p text:style-name="P1"><text:span text:style-name="T1"><text:s/>2006 01</text:span><text:span text:style-name="T2"> 72</text:span><text:span text:style-name="T1">297435·</text:span></text:p>
      <text:p text:style-name="P1"><text:span text:style-name="T1"><text:s/>2006 02</text:span><text:span text:style-name="T2"> 84</text:span><text:span text:style-name="T1">297640.</text:span></text:p>
      <text:p text:style-name="P1"><text:span text:style-name="T1"><text:s/>2006 03</text:span><text:span text:style-name="T2"> 97</text:span><text:span text:style-name="T1">297842.</text:span></text:p>
      <text:p text:style-name="P1"><text:span text:style-name="T1"><text:s/>2006 04</text:span><text:span text:style-name="T2"> 25</text:span><text:span text:style-name="T1">298061·</text:span></text:p>
      <text:p text:style-name="P1"><text:span text:style-name="T1"><text:s/>2006 05</text:span><text:span text:style-name="T2"> 16</text:span><text:span text:style-name="T1">298273.</text:span></text:p>
      <text:p text:style-name="P1"><text:span text:style-name="T1"><text:s/>2006 06</text:span><text:span text:style-name="T2"> 44</text:span><text:span text:style-name="T1">298512.</text:span></text:p>
      <text:p text:style-name="P1"><text:span text:style-name="T1"><text:s/>2006 07</text:span><text:span text:style-name="T2"> 19</text:span><text:span text:style-name="T1">298766.</text:span></text:p>
      <text:p text:style-name="P1"><text:span text:style-name="T1"><text:s/>2006 08</text:span><text:span text:style-name="T2"> 29</text:span><text:span text:style-name="T1">299029·</text:span></text:p>
      <text:p text:style-name="P1"><text:span text:style-name="T1"><text:s/>2006 09</text:span><text:span text:style-name="T2"> 2</text:span><text:span text:style-name="T1">299316.</text:span></text:p>
      <text:p text:style-name="P1"><text:span text:style-name="T1"><text:s/>2006 10</text:span><text:span text:style-name="T2"> 98</text:span><text:span text:style-name="T1">299593·</text:span></text:p>
      <text:p text:style-name="P1"><text:span text:style-name="T1"><text:s/>2006 11</text:span><text:span text:style-name="T2"> 20</text:span><text:span text:style-name="T1">299848·</text:span></text:p>
      <text:p text:style-name="P1"><text:span text:style-name="T1"><text:s/>2006 12</text:span><text:span text:style-name="T2"> 53</text:span><text:span text:style-name="T1">300089.</text:span></text:p>
      <text:p text:style-name="P1"><text:span text:style-name="T1"><text:s/>2007 01 </text:span><text:span text:style-name="T2"><text:s/>33</text:span><text:span text:style-name="T1">300320·</text:span></text:p>
      <text:p text:style-name="P1"><text:span text:style-name="T1"><text:s/>2007 02 </text:span><text:span text:style-name="T2"><text:s/>30</text:span><text:span text:style-name="T1">300535.</text:span></text:p>
      <text:p text:style-name="P1"><text:span text:style-name="T1"><text:s/>2007 03 </text:span><text:span text:style-name="T2"><text:s/>64</text:span><text:span text:style-name="T1">300748.</text:span></text:p>
      <text:p text:style-name="P1"><text:span text:style-name="T1"><text:s/>2007 04 </text:span><text:span text:style-name="T2"><text:s/>45</text:span><text:span text:style-name="T1">300977.</text:span></text:p>
      <text:p text:style-name="P1"><text:span text:style-name="T1"><text:s/>2007 05 </text:span><text:span text:style-name="T2"><text:s/>38</text:span><text:span text:style-name="T1">301200.</text:span></text:p>
      <text:p text:style-name="P1"><text:span text:style-name="T1"><text:s/>2007 06 </text:span><text:span text:style-name="T2"><text:s/>49</text:span><text:span text:style-name="T1">301450.</text:span></text:p>
      <text:p text:style-name="P1"><text:span text:style-name="T1"><text:s/>2007 07 </text:span><text:span text:style-name="T2"><text:s/>42</text:span><text:span text:style-name="T1">301714.</text:span></text:p>
      <text:p text:style-name="P1"><text:span text:style-name="T1"><text:s/>2007 08 </text:span><text:span text:style-name="T2"><text:s/>76</text:span><text:span text:style-name="T1">301967.</text:span></text:p>
      <text:p text:style-name="P1"><text:span text:style-name="T1"><text:s/>2007 09 </text:span><text:span text:style-name="T2"><text:s/>70</text:span><text:span text:style-name="T1">302244·</text:span></text:p>
      <text:p text:style-name="P1"><text:span text:style-name="T1"><text:s/>2007 10 </text:span><text:span text:style-name="T2"><text:s/>91</text:span><text:span text:style-name="T1">302509·</text:span></text:p>
      <text:p text:style-name="P1"><text:span text:style-name="T1"><text:s/>2007 11 </text:span><text:span text:style-name="T2"><text:s/>72</text:span><text:span text:style-name="T1">302754·</text:span></text:p>
      <text:p text:style-name="P1"><text:span text:style-name="T1"><text:s/>2007 12 </text:span><text:span text:style-name="T2"><text:s/>44</text:span><text:span text:style-name="T1">302984·</text:span></text:p>
      <text:p text:style-name="P1"><text:soft-page-break/><text:span text:style-name="T1"><text:s/>2008 01</text:span><text:span text:style-name="T2"> 7</text:span><text:span text:style-name="T1">303204.</text:span></text:p>
      <text:p text:style-name="P1"><text:span text:style-name="T1"><text:s/>2008 02</text:span><text:span text:style-name="T2"> 16</text:span><text:span text:style-name="T1">303399·</text:span></text:p>
      <text:p text:style-name="P1"><text:span text:style-name="T1"><text:s/>2008 03</text:span><text:span text:style-name="T2"> 93</text:span><text:span text:style-name="T1">303593.</text:span></text:p>
      <text:p text:style-name="P1"><text:span text:style-name="T1"><text:s/>2008 04</text:span><text:span text:style-name="T2"> 71</text:span><text:span text:style-name="T1">303803·</text:span></text:p>
      <text:p text:style-name="P1"><text:span text:style-name="T1"><text:s/>2008 05</text:span><text:span text:style-name="T2"> 54</text:span><text:span text:style-name="T1">304006·</text:span></text:p>
      <text:p text:style-name="P1"><text:span text:style-name="T1"><text:s/>2008 06</text:span><text:span text:style-name="T2"> 7</text:span><text:span text:style-name="T1">304236.</text:span></text:p>
      <text:p text:style-name="P1"><text:span text:style-name="T1"><text:s/>2008 07</text:span><text:span text:style-name="T2"> 72</text:span><text:span text:style-name="T1">304483.</text:span></text:p>
      <text:p text:style-name="P1"><text:span text:style-name="T1"><text:s/>2008 08</text:span><text:span text:style-name="T2"> 4</text:span><text:span text:style-name="T1">304733·</text:span></text:p>
      <text:p text:style-name="P1"><text:span text:style-name="T1"><text:s/>2008 09</text:span><text:span text:style-name="T2"> 38</text:span><text:span text:style-name="T1">305006·</text:span></text:p>
      <text:p text:style-name="P1"><text:span text:style-name="T1"><text:s/>2008 10</text:span><text:span text:style-name="T2"> 75</text:span><text:span text:style-name="T1">305270.</text:span></text:p>
      <text:p text:style-name="P1"><text:span text:style-name="T1"><text:s/>2008 11</text:span><text:span text:style-name="T2"> 0</text:span><text:span text:style-name="T1">305510.</text:span></text:p>
      <text:p text:style-name="P1"><text:span text:style-name="T1"><text:s/>2008 12</text:span><text:span text:style-name="T2"> 16</text:span><text:span text:style-name="T1">305737·</text:span></text:p>
      <text:p text:style-name="P1"><text:span text:style-name="T1"><text:s/>2009 01 </text:span><text:span text:style-name="T2"><text:s/>13</text:span><text:span text:style-name="T1">305952.</text:span></text:p>
      <text:p text:style-name="P1"><text:span text:style-name="T1"><text:s/>2009 02 </text:span><text:span text:style-name="T2"><text:s/>55</text:span><text:span text:style-name="T1">306146·</text:span></text:p>
      <text:p text:style-name="P1"><text:span text:style-name="T1"><text:s/>2009 03 </text:span><text:span text:style-name="T2"><text:s/>92</text:span><text:span text:style-name="T1">306339·</text:span></text:p>
      <text:p text:style-name="P1"><text:span text:style-name="T1"><text:s/>2009 04 </text:span><text:span text:style-name="T2"><text:s/>4</text:span><text:span text:style-name="T1">306547·</text:span></text:p>
      <text:p text:style-name="P1"><text:span text:style-name="T1"><text:s/>2009 05 </text:span><text:span text:style-name="T2"><text:s/>58</text:span><text:span text:style-name="T1">306749.</text:span></text:p>
      <text:p text:style-name="P1"><text:span text:style-name="T1"><text:s/>2009 06 </text:span><text:span text:style-name="T2"><text:s/>6</text:span><text:span text:style-name="T1">306980.</text:span></text:p>
      <text:p text:style-name="P1"><text:span text:style-name="T1"><text:s/>2009 07 </text:span><text:span text:style-name="T2"><text:s/>91</text:span><text:span text:style-name="T1">307226.</text:span></text:p>
      <text:p text:style-name="P1"><text:span text:style-name="T1"><text:s/>2009 08 </text:span><text:span text:style-name="T2"><text:s/>90</text:span><text:span text:style-name="T1">307476·</text:span></text:p>
      <text:p text:style-name="P1"><text:span text:style-name="T1"><text:s/>2009 09 </text:span><text:span text:style-name="T2"><text:s/>77</text:span><text:span text:style-name="T1">307750·</text:span></text:p>
      <text:p text:style-name="P1"><text:span text:style-name="T1"><text:s/>2009 10 </text:span><text:span text:style-name="T2"><text:s/>14</text:span><text:span text:style-name="T1">308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0:28:21</meta:creation-date>
    <dc:date>2009-11-16T10:31:17</dc:date>
    <meta:editing-duration>PT00H02M59S</meta:editing-duration>
    <meta:editing-cycles>2</meta:editing-cycles>
    <meta:generator>NeoOffice/3.0$Unix OpenOffice.org_project/Patch 0</meta:generator>
    <meta:document-statistic meta:table-count="0" meta:image-count="0" meta:object-count="0" meta:page-count="4" meta:paragraph-count="190" meta:word-count="570" meta:character-count="3480"/>
  </office:meta>
</office:document-meta>
</file>